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66ff00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84d1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66cc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5000b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text-outline="false" style:font-name="Arial1" fo:language="sv" fo:country="SE" fo:text-shadow="none" style:text-underline-mode="continuous" style:text-overline-mode="continuous" style:text-line-through-mode="continuous" style:font-name-asian="Arial1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text-outline="false" style:font-name="Arial1" fo:language="sv" fo:country="SE" fo:text-shadow="none" fo:font-weight="normal" style:text-underline-mode="continuous" style:text-overline-mode="continuous" style:text-line-through-mode="continuous" style:font-name-asian="Arial1" style:language-asian="zh" style:country-asian="CN" style:font-weight-asian="normal" style:font-name-complex="Tahoma" style:language-complex="hi" style:country-complex="IN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1.2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2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1"/>
        <table:table-column table:style-name="co2" table:number-columns-repeated="8" table:default-cell-style-name="ce3"/>
        <table:table-column table:style-name="co2" table:number-columns-repeated="237" table:default-cell-style-name="Default"/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Status</text:p>
          </table:table-cell>
          <table:table-cell table:style-name="ce9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16.64cm" svg:y="0.016cm" draw:caption-point-x="-1.177cm" draw:caption-point-y="-0.006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19.815cm" svg:y="0.016cm" draw:caption-point-x="-2.481cm" draw:caption-point-y="-0.006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2.99cm" svg:y="0.016cm" draw:caption-point-x="-3.494cm" draw:caption-point-y="-0.006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26.164cm" svg:y="0.016cm" draw:caption-point-x="-4.929cm" draw:caption-point-y="-0.006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text:p>Tester 140504</text:p>
          </table:table-cell>
          <table:table-cell table:style-name="ce1" office:value-type="string">
            <text:p>Tester 140511</text:p>
          </table:table-cell>
          <table:table-cell table:style-name="ce1" office:value-type="string">
            <text:p>Tester 140518</text:p>
          </table:table-cell>
          <table:table-cell table:style-name="ce1" office:value-type="string">
            <text:p><text:s/>Tester 140526</text:p>
          </table:table-cell>
          <table:table-cell table:style-name="ce1" table:number-columns-repeated="4"/>
          <table:table-cell table:number-columns-repeated="237"/>
        </table:table-row>
        <table:table-row table:style-name="ro2">
          <table:table-cell office:value-type="string">
            <text:p>Uppdatera innehåll startsida</text:p>
          </table:table-cell>
          <table:table-cell office:value-type="string">
            <text:p>Administratör</text:p>
          </table:table-cell>
          <table:table-cell office:value-type="string">
            <text:p>Godkä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table:formula="of:=SUM([.E2] + ([.F2]*0.5) + ([.G2]*0.25))" office:value-type="float" office:value="4.75">
            <text:p>4,75</text:p>
          </table:table-cell>
          <table:table-cell table:style-name="ce13" office:value-type="string">
            <text:p>Testfall1</text:p>
          </table:table-cell>
          <table:table-cell table:number-columns-repeated="3" office:value-type="string">
            <text:p>Testfall1</text:p>
          </table:table-cell>
          <table:table-cell table:number-columns-repeated="241"/>
        </table:table-row>
        <table:table-row table:style-name="ro2">
          <table:table-cell office:value-type="string">
            <text:p>Skapa nytt blogginlägg</text:p>
          </table:table-cell>
          <table:table-cell office:value-type="string">
            <text:p>Administratör</text:p>
          </table:table-cell>
          <table:table-cell office:value-type="string">
            <text:p>Godkän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E3] + ([.F3]*0.5) + ([.G3]*0.25))" office:value-type="float" office:value="4.25">
            <text:p>4,25</text:p>
          </table:table-cell>
          <table:table-cell table:style-name="ce13" office:value-type="string">
            <text:p>Testfall2</text:p>
          </table:table-cell>
          <table:table-cell table:number-columns-repeated="3" office:value-type="string">
            <text:p>Testfall2</text:p>
          </table:table-cell>
          <table:table-cell table:number-columns-repeated="241"/>
        </table:table-row>
        <table:table-row table:style-name="ro2">
          <table:table-cell office:value-type="string">
            <text:p>Redigera bef. Blogginlägg</text:p>
          </table:table-cell>
          <table:table-cell office:value-type="string">
            <text:p>Administratör</text:p>
          </table:table-cell>
          <table:table-cell office:value-type="string">
            <text:p>Godkän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E4] + ([.F4]*0.5) + ([.G4]*0.25))" office:value-type="float" office:value="2">
            <text:p>2</text:p>
          </table:table-cell>
          <table:table-cell table:style-name="ce13" office:value-type="string">
            <text:p>Testfall3</text:p>
          </table:table-cell>
          <table:table-cell table:number-columns-repeated="3" office:value-type="string">
            <text:p>Testfall3</text:p>
          </table:table-cell>
          <table:table-cell table:number-columns-repeated="241"/>
        </table:table-row>
        <table:table-row table:style-name="ro2">
          <table:table-cell office:value-type="string">
            <text:p>Administrera bokningslista</text:p>
          </table:table-cell>
          <table:table-cell office:value-type="string">
            <text:p>Administratör</text:p>
          </table:table-cell>
          <table:table-cell table:style-name="ce5" office:value-type="string">
            <text:p>Oprioriterad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SUM([.E5] + ([.F5]*0.5) + ([.G5]*0.25))" office:value-type="float" office:value="1.75">
            <text:p>1,75</text:p>
          </table:table-cell>
          <table:table-cell table:number-columns-repeated="245"/>
        </table:table-row>
        <table:table-row table:style-name="ro2">
          <table:table-cell office:value-type="string">
            <text:p>Registrera bokning</text:p>
          </table:table-cell>
          <table:table-cell office:value-type="string">
            <text:p>Besökare</text:p>
          </table:table-cell>
          <table:table-cell office:value-type="string">
            <text:p>Godkänd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E6] + ([.F6]*0.5) + ([.G6]*0.25))" office:value-type="float" office:value="8.25">
            <text:p>8,25</text:p>
          </table:table-cell>
          <table:table-cell table:number-columns-repeated="2"/>
          <table:table-cell table:number-columns-repeated="2" office:value-type="string">
            <text:p>Testfall7</text:p>
          </table:table-cell>
          <table:table-cell table:number-columns-repeated="241"/>
        </table:table-row>
        <table:table-row table:style-name="ro3">
          <table:table-cell office:value-type="string">
            <text:p>Använda kontaktformulär</text:p>
          </table:table-cell>
          <table:table-cell office:value-type="string">
            <text:p>Besökare + Administratör</text:p>
          </table:table-cell>
          <table:table-cell table:style-name="ce5" office:value-type="string">
            <text:p>Opriorite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E7] + ([.F7]*0.5) + ([.G7]*0.25))" office:value-type="float" office:value="3.5">
            <text:p>3,5</text:p>
          </table:table-cell>
          <table:table-cell table:number-columns-repeated="245"/>
        </table:table-row>
        <table:table-row table:style-name="ro2">
          <table:table-cell office:value-type="string">
            <text:p>Responsiv design</text:p>
          </table:table-cell>
          <table:table-cell office:value-type="string">
            <text:p>Besökare</text:p>
          </table:table-cell>
          <table:table-cell office:value-type="string">
            <text:p>Godkän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2" table:formula="of:=SUM([.E8] + ([.F8]*0.5) + ([.G8]*0.25))" office:value-type="float" office:value="8.25">
            <text:p>8,25</text:p>
          </table:table-cell>
          <table:table-cell/>
          <table:table-cell table:style-name="Default" office:value-type="string">
            <text:p>Testfall5</text:p>
          </table:table-cell>
          <table:table-cell table:number-columns-repeated="2" office:value-type="string">
            <text:p>Testfall5</text:p>
          </table:table-cell>
          <table:table-cell table:number-columns-repeated="241"/>
        </table:table-row>
        <table:table-row table:style-name="ro2">
          <table:table-cell office:value-type="string">
            <text:p>Facebook och twitter</text:p>
          </table:table-cell>
          <table:table-cell office:value-type="string">
            <text:p>Besökare </text:p>
          </table:table-cell>
          <table:table-cell table:style-name="ce6" office:value-type="string">
            <text:p>Oprioritera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E9] + ([.F9]*0.5) + ([.G9]*0.25))" office:value-type="float" office:value="2.5">
            <text:p>2,5</text:p>
          </table:table-cell>
          <table:table-cell table:number-columns-repeated="245"/>
        </table:table-row>
        <table:table-row table:style-name="ro2">
          <table:table-cell office:value-type="string">
            <text:p>Validering W3C</text:p>
          </table:table-cell>
          <table:table-cell office:value-type="string">
            <text:p>Administratör</text:p>
          </table:table-cell>
          <table:table-cell table:style-name="ce7" office:value-type="string">
            <text:p>Ej godkänd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formula="of:=SUM([.E10] + ([.F10]*0.5) + ([.G10]*0.25))" office:value-type="float" office:value="3.25">
            <text:p>3,25</text:p>
          </table:table-cell>
          <table:table-cell table:number-columns-repeated="3"/>
          <table:table-cell office:value-type="string">
            <text:p>Testfall6</text:p>
          </table:table-cell>
          <table:table-cell table:number-columns-repeated="241"/>
        </table:table-row>
        <table:table-row table:style-name="ro2">
          <table:table-cell office:value-type="string">
            <text:p>Läs nyheter från sidebar</text:p>
          </table:table-cell>
          <table:table-cell office:value-type="string">
            <text:p>Besökare</text:p>
          </table:table-cell>
          <table:table-cell office:value-type="string">
            <text:p>Godkä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2" table:formula="of:=SUM([.E11] + ([.F11]*0.5) + ([.G11]*0.25))" office:value-type="float" office:value="2.5">
            <text:p>2,5</text:p>
          </table:table-cell>
          <table:table-cell/>
          <table:table-cell table:number-columns-repeated="3" office:value-type="string">
            <text:p>Testfall4</text:p>
          </table:table-cell>
          <table:table-cell table:number-columns-repeated="241"/>
        </table:table-row>
        <table:table-row table:style-name="ro2">
          <table:table-cell office:value-type="string">
            <text:p>Publicering</text:p>
          </table:table-cell>
          <table:table-cell office:value-type="string">
            <text:p>Administratör</text:p>
          </table:table-cell>
          <table:table-cell office:value-type="string">
            <text:p>Godkän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2" table:formula="of:=SUM([.E12] + ([.F12]*0.5) + ([.G12]*0.25))" office:value-type="float" office:value="7.75">
            <text:p>7,75</text:p>
          </table:table-cell>
          <table:table-cell table:number-columns-repeated="3"/>
          <table:table-cell office:value-type="string">
            <text:p>Testfall8</text:p>
          </table:table-cell>
          <table:table-cell table:number-columns-repeated="241"/>
        </table:table-row>
        <table:table-row table:style-name="ro2">
          <table:table-cell office:value-type="string">
            <text:p>Validering av formulär</text:p>
          </table:table-cell>
          <table:table-cell/>
          <table:table-cell office:value-type="string">
            <text:p>Godkänd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table:formula="of:=SUM([.E13] + ([.F13]*0.5) + ([.G13]*0.25))" office:value-type="float" office:value="5">
            <text:p>5</text:p>
          </table:table-cell>
          <table:table-cell table:number-columns-repeated="3"/>
          <table:table-cell office:value-type="string">
            <text:p>Testfall9</text:p>
          </table:table-cell>
          <table:table-cell table:number-columns-repeated="241"/>
        </table:table-row>
        <table:table-row table:style-name="ro2">
          <table:table-cell office:value-type="string">
            <text:p>Mail</text:p>
          </table:table-cell>
          <table:table-cell/>
          <table:table-cell office:value-type="string">
            <text:p>Godkänd</text:p>
          </table:table-cell>
          <table:table-cell table:style-name="ce2"/>
          <table:table-cell table:number-columns-repeated="7"/>
          <table:table-cell office:value-type="string">
            <text:p>Testfall10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8"/>
          <table:table-cell table:style-name="ce2"/>
          <table:table-cell table:number-columns-repeated="249"/>
        </table:table-row>
        <table:table-row table:style-name="ro4">
          <table:table-cell table:style-name="ce3" table:number-columns-repeated="7"/>
          <table:table-cell table:style-name="ce12"/>
          <table:table-cell table:number-columns-repeated="245"/>
        </table:table-row>
        <table:table-row table:style-name="ro4">
          <table:table-cell table:style-name="Default" table:number-columns-repeated="16"/>
          <table:table-cell table:number-columns-repeated="237"/>
        </table:table-row>
        <table:table-row table:style-name="ro4">
          <table:table-cell table:style-name="Default" table:number-columns-repeated="7"/>
          <table:table-cell table:style-name="Default" office:value-type="string">
            <text:p>*uträkningen 1*risk + 0,5*täckning + 0,25*kundnytta</text:p>
          </table:table-cell>
          <table:table-cell table:style-name="Default" table:number-columns-repeated="8"/>
          <table:table-cell table:number-columns-repeated="237"/>
        </table:table-row>
        <table:named-expressions/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2014-05-26</text:date>, <text:time>15:34:0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Unix OpenOffice.org_project/410m18$Build-9764</meta:generator>
    <dc:date>2014-05-26T15:34:09</dc:date>
    <meta:editing-duration>P4DT11H30M34S</meta:editing-duration>
    <meta:editing-cycles>69</meta:editing-cycles>
    <meta:document-statistic meta:table-count="1" meta:cell-count="134" meta:object-count="0"/>
    <meta:user-defined meta:name=""/>
  </office:meta>
</office:document-meta>
</file>